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text-shadow="1pt 1pt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4cm" svg:height="1.8cm" svg:x="1.4cm" svg:y="1.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5.2cm" svg:x="1.4cm" svg:y="3.5cm">
          <text:p text:style-name="P1"><text:span text:style-name="T1">Cont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4cm" svg:height="1.5cm" svg:x="1.4cm" svg:y="8.9cm">
          <text:p text:style-name="P1">Foot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默认">
        <draw:custom-shape draw:style-name="gr1" draw:text-style-name="P1" draw:layer="layout" svg:width="12.4cm" svg:height="2.601cm" svg:x="1.399cm" svg:y="1.499cm">
          <text:p text:style-name="P1">Logo &amp; Copyrigh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4cm" svg:height="5.2cm" svg:x="1.4cm" svg:y="4.3cm">
          <text:p text:style-name="P1">Shortcu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9.6cm" svg:x="13.999cm" svg:y="1.499cm">
          <text:p text:style-name="P1">Menu</text:p>
          <text:list text:style-name="L1">
            <text:list-item>
              <text:p text:style-name="P3">Content</text:p>
            </text:list-item>
            <text:list-item>
              <text:p text:style-name="P3">Users</text:p>
            </text:list-item>
            <text:list-item>
              <text:p text:style-name="P3">Settings</text:p>
            </text:list-item>
            <text:list-item>
              <text:p text:style-name="P3">Logout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3" draw:text-style-name="P1" draw:layer="layout" svg:width="12.3cm" svg:height="5.8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8cm" svg:height="9.6cm" svg:x="13.999cm" svg:y="1.499cm">
          <text:p text:style-name="P1"><text:span text:style-name="T2">Menu</text:span></text:p>
          <text:list text:style-name="L1">
            <text:list-item>
              <text:p text:style-name="P3"><text:span text:style-name="T2">Content</text:span></text:p>
            </text:list-item>
          </text:list>
          <text:p text:style-name="P3"><text:span text:style-name="T3">Catalogs</text:span></text:p>
          <text:p text:style-name="P3"><text:span text:style-name="T2">Uploads</text:span></text:p>
          <text:p text:style-name="P3"><text:span text:style-name="T2">Recycle bin</text:span></text:p>
          <text:list text:continue-numbering="true" text:style-name="L1">
            <text:list-item>
              <text:p text:style-name="P3"><text:span text:style-name="T2">Users</text:span></text:p>
            </text:list-item>
            <text:list-item>
              <text:p text:style-name="P3"><text:span text:style-name="T2">Settings</text:span></text:p>
            </text:list-item>
            <text:list-item>
              <text:p text:style-name="P3"><text:span text:style-name="T2">Logou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1.6cm" svg:height="0.6cm" svg:x="1.9cm" svg:y="2.9cm">
          <text:p text:style-name="P3"><text:span text:style-name="T4">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8cm" svg:height="0.568cm" svg:x="1.862cm" svg:y="2.11cm">
          <text:p text:style-name="P1"><text:span text:style-name="T4">New Catalo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8cm" svg:height="0.6cm" svg:x="4.8cm" svg:y="2.078cm">
          <text:p text:style-name="P1"><text:span text:style-name="T4">U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cm" svg:height="0.8cm" svg:x="1.9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2.1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6.6cm" svg:height="0.6cm" svg:x="2.9cm" svg:y="4.2cm">
          <text:p text:style-name="P1"><text:span text:style-name="T5">Catalog Titl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.8cm" svg:height="0.6cm" svg:x="9.6cm" svg:y="4.2cm">
          <text:p text:style-name="P1"><text:span text:style-name="T6">Edit, Move, Delet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6.5cm" svg:y="5.2cm">
          <text:p text:style-name="P1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8.8cm" svg:y="5.2cm">
          <text:p text:style-name="P1"><text:span text:style-name="T4">La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4.215cm" svg:y="6cm">
          <text:p text:style-name="P1"><text:span text:style-name="T4">Move A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6.515cm" svg:y="6cm">
          <text:p text:style-name="P1"><text:span text:style-name="T4">Delete A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1.9cm" svg:y="5.2cm">
          <text:p text:style-name="P1"><text:span text:style-name="T4">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4.2cm" svg:y="5.2cm">
          <text:p text:style-name="P1"><text:span text:style-name="T4">Prev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1.915cm" svg:y="6cm">
          <text:p text:style-name="P1"><text:span text:style-name="T4">Select Al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3cm" svg:height="4.7cm" svg:x="1.5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8cm" svg:height="0.568cm" svg:x="1.862cm" svg:y="8.21cm">
          <text:p text:style-name="P1"><text:span text:style-name="T4">Content 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8cm" svg:height="0.6cm" svg:x="5.9cm" svg:y="8.2cm">
          <text:p text:style-name="P1"><text:span text:style-name="T4">Creat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cm" svg:height="0.8cm" svg:x="1.9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2.1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6.6cm" svg:height="0.6cm" svg:x="2.9cm" svg:y="9.2cm">
          <text:p text:style-name="P1"><text:span text:style-name="T5">Content Titl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.8cm" svg:height="0.6cm" svg:x="9.6cm" svg:y="9.2cm">
          <text:p text:style-name="P1"><text:span text:style-name="T6">Edit, Move, Delet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6.5cm" svg:y="10.2cm">
          <text:p text:style-name="P1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8.8cm" svg:y="10.2cm">
          <text:p text:style-name="P1"><text:span text:style-name="T4">La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4.215cm" svg:y="11cm">
          <text:p text:style-name="P1"><text:span text:style-name="T4">Move A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6.515cm" svg:y="11cm">
          <text:p text:style-name="P1"><text:span text:style-name="T4">Delete A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1.9cm" svg:y="10.2cm">
          <text:p text:style-name="P1"><text:span text:style-name="T4">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4.2cm" svg:y="10.2cm">
          <text:p text:style-name="P1"><text:span text:style-name="T4">Prev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1.915cm" svg:y="11cm">
          <text:p text:style-name="P1"><text:span text:style-name="T4">Select Al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6cm" svg:height="0.6cm" svg:x="4.8cm" svg:y="8.2cm">
          <text:p text:style-name="P1"><text:span text:style-name="T4">v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4" draw:text-style-name="P1" draw:layer="layout" svg:width="12.4cm" svg:height="5.8cm" svg:x="1.399cm" svg:y="1.4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4cm" svg:height="5.2cm" svg:x="1.399cm" svg:y="7.5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9.6cm" svg:x="13.999cm" svg:y="1.499cm">
          <text:p text:style-name="P1">Menu</text:p>
          <text:list text:style-name="L1">
            <text:list-item>
              <text:p text:style-name="P3">Content</text:p>
            </text:list-item>
          </text:list>
          <text:p text:style-name="P3">Catalogs</text:p>
          <text:p text:style-name="P3">Uploads</text:p>
          <text:p text:style-name="P3">Recycle bin</text:p>
          <text:list text:continue-numbering="true" text:style-name="L1">
            <text:list-item>
              <text:p text:style-name="P3">Users</text:p>
            </text:list-item>
            <text:list-item>
              <text:p text:style-name="P3">Settings</text:p>
            </text:list-item>
            <text:list-item>
              <text:p text:style-name="P3">Logout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custom-shape draw:style-name="gr3" draw:text-style-name="P1" draw:layer="layout" svg:width="12.3cm" svg:height="2.6cm" svg:x="1.6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cm" svg:height="0.8cm" svg:x="1.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8cm" svg:height="9.6cm" svg:x="13.999cm" svg:y="1.499cm">
          <text:p text:style-name="P1"><text:span text:style-name="T2">Menu</text:span></text:p>
          <text:list text:style-name="L1">
            <text:list-item>
              <text:p text:style-name="P3"><text:span text:style-name="T2">Content</text:span></text:p>
            </text:list-item>
            <text:list-item>
              <text:p text:style-name="P3"><text:span text:style-name="T2">Users</text:span></text:p>
            </text:list-item>
          </text:list>
          <text:p text:style-name="P3"><text:span text:style-name="T3">All Users</text:span></text:p>
          <text:p text:style-name="P3"><text:span text:style-name="T2">New User</text:span></text:p>
          <text:p text:style-name="P3"><text:span text:style-name="T2">Change Pwd</text:span></text:p>
          <text:list text:continue-numbering="true" text:style-name="L1">
            <text:list-item>
              <text:p text:style-name="P3"><text:span text:style-name="T2">Settings</text:span></text:p>
            </text:list-item>
            <text:list-item>
              <text:p text:style-name="P3"><text:span text:style-name="T2">Logou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8cm" svg:height="0.6cm" svg:x="1.9cm" svg:y="2.1cm">
          <text:p text:style-name="P1"><text:span text:style-name="T4">User 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.8cm" svg:height="0.6cm" svg:x="8.8cm" svg:y="2.1cm">
          <text:p text:style-name="P1"><text:span text:style-name="T4">Level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0.6cm" svg:x="10.7cm" svg:y="2.1cm">
          <text:p text:style-name="P1"><text:span text:style-name="T4">Edit, Delet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6.499cm" svg:y="3.099cm">
          <text:p text:style-name="P1"><text:span text:style-name="T4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8.799cm" svg:y="3.099cm">
          <text:p text:style-name="P1"><text:span text:style-name="T4">La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1.899cm" svg:y="3.099cm">
          <text:p text:style-name="P1"><text:span text:style-name="T4">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1cm" svg:height="0.6cm" svg:x="4.199cm" svg:y="3.099cm">
          <text:p text:style-name="P1"><text:span text:style-name="T4">Prev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默认">
        <draw:custom-shape draw:style-name="gr4" draw:text-style-name="P4" draw:layer="layout" svg:width="12.4cm" svg:height="8cm" svg:x="1.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8cm" svg:height="9.6cm" svg:x="13.999cm" svg:y="1.499cm">
          <text:p text:style-name="P1"><text:span text:style-name="T2">Menu</text:span></text:p>
          <text:list text:style-name="L1">
            <text:list-item>
              <text:p text:style-name="P3"><text:span text:style-name="T2">Content</text:span></text:p>
            </text:list-item>
            <text:list-item>
              <text:p text:style-name="P3"><text:span text:style-name="T2">Users</text:span></text:p>
            </text:list-item>
          </text:list>
          <text:p text:style-name="P3"><text:span text:style-name="T2">All Users</text:span></text:p>
          <text:p text:style-name="P3"><text:span text:style-name="T2">New User</text:span></text:p>
          <text:p text:style-name="P3"><text:span text:style-name="T2">Change Pwd</text:span></text:p>
          <text:list text:continue-numbering="true" text:style-name="L1">
            <text:list-item>
              <text:p text:style-name="P3"><text:span text:style-name="T2">Settings</text:span></text:p>
            </text:list-item>
            <text:list-item>
              <text:p text:style-name="P3"><text:span text:style-name="T2">Logout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zhiji </meta:initial-creator>
    <meta:creation-date>2013-02-16T19:36:23</meta:creation-date>
    <dc:date>2013-03-02T15:35:09</dc:date>
    <dc:creator>guzhiji </dc:creator>
    <meta:editing-duration>PT3H27M6S</meta:editing-duration>
    <meta:editing-cycles>13</meta:editing-cycles>
    <meta:generator>LibreOffice/3.5$Linux_x86 LibreOffice_project/350m1$Build-2</meta:generator>
    <meta:document-statistic meta:object-count="52"/>
  </office:meta>
</office:document-meta>
</file>